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180.16mm" svg:y="35mm">
            <draw:object draw:notify-on-update-of-ranges="Feuille1.B2:Feuille1.B8 Feuille1.C2:Feuille1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Essai successif</text:p>
          </table:table-cell>
          <table:table-cell office:value-type="string" calcext:value-type="string">
            <text:p>Nombre de points</text:p>
          </table:table-cell>
          <table:table-cell office:value-type="string" calcext:value-type="string">
            <text:p>Test BASE</text:p>
          </table:table-cell>
          <table:table-cell office:value-type="string" calcext:value-type="string">
            <text:p>Test Elaguage++</text:p>
          </table:table-cell>
          <table:table-cell/>
        </table:table-row>
        <table:table-row table:style-name="ro1">
          <table:table-cell office:value-type="string" calcext:value-type="string">
            <text:p>En milisecond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896" calcext:value-type="float">
            <text:p>38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3797" calcext:value-type="float">
            <text:p>337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38052" calcext:value-type="float">
            <text:p>1380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26313" calcext:value-type="float">
            <text:p>4263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7675931" calcext:value-type="float">
            <text:p>767593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6:11:35.135205321</meta:creation-date>
    <dc:date>2019-04-18T16:54:29.508105723</dc:date>
    <meta:editing-duration>PT22M35S</meta:editing-duration>
    <meta:editing-cycles>6</meta:editing-cycles>
    <meta:generator>LibreOffice/6.0.7.3$Linux_X86_64 LibreOffice_project/00m0$Build-3</meta:generator>
    <meta:document-statistic meta:table-count="1" meta:cell-count="2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52cm" svg:y="3.952cm" style:legend-expansion="high" chart:style-name="ch2"/>
        <chart:plot-area chart:style-name="ch3" table:cell-range-address="Feuille1.B2:Feuille1.C8" svg:x="0.32cm" svg:y="0.18cm" svg:width="10.312cm" svg:height="8.64cm">
          <chartooo:coordinate-region svg:x="1.497cm" svg:y="0.379cm" svg:width="8.76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2:Feuille1.C8" chart:class="chart:scatter">
            <chart:domain table:cell-range-address="Feuille1.B2:Feuille1.B8"/>
            <chart:regression-curve chart:style-name="ch7">
              <chart:equation chart:display-equation="false" chart:display-r-square="true" svg:x="10.54cm" svg:y="2.238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Feuille1.B2:Feuille1.B8</svg:desc>
                </draw:g>
              </table:table-cell>
              <table:table-cell office:value-type="float" office:value="0">
                <text:p>0</text:p>
                <draw:g>
                  <svg:desc>Feuille1.C2:Feuille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33797">
                <text:p>33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138052">
                <text:p>1380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